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StarSymbol" svg:font-family="StarSymbol" style:font-charset="x-symbol"/>
  </office:font-face-decls>
  <office:automatic-styles>
    <style:style style:name="P1" style:family="paragraph" style:parent-style-name="Standard">
      <style:text-properties officeooo:rsid="001f32c8" officeooo:paragraph-rsid="001f32c8"/>
    </style:style>
    <style:style style:name="P2" style:family="paragraph" style:parent-style-name="Standard" style:list-style-name="L1">
      <style:text-properties officeooo:rsid="001f32c8" officeooo:paragraph-rsid="001f32c8"/>
    </style:style>
    <style:style style:name="T1" style:family="text">
      <style:text-properties officeooo:rsid="002061f1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Export to html produces wrong decimalseparator together with bullets</text:p>
      <text:list xml:id="list1685202396" text:style-name="L1">
        <text:list-item>
          <text:p text:style-name="P2">One bullet. Decimalseparator for margin on left side should be 0.6<text:span text:style-name="T1">3</text:span>5 cm, produces 0,6<text:span text:style-name="T1">3</text:span>5 cm and will be ignored by the browse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StarSymbol" svg:font-family="Star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Arial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Arial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family="'Bitstream Vera Sans'" style:font-family-generic="swiss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 Großkopf</meta:initial-creator>
    <meta:creation-date>2015-11-07T19:34:04.132498258</meta:creation-date>
    <dc:date>2023-07-18T10:20:16.840678589</dc:date>
    <meta:editing-duration>PT12M3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32" meta:character-count="196" meta:non-whitespace-character-count="166"/>
  </office:meta>
</office:document-meta>
</file>